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994" draw:textarea-horizontal-align="justify" draw:textarea-vertical-align="middle" draw:auto-grow-height="false" fo:min-height="6cm" fo:min-width="10.214cm"/>
    </style:style>
    <style:style style:name="gr2" style:family="graphic" style:parent-style-name="standard">
      <style:graphic-properties draw:fill-color="#c9211e" draw:opacity="25%" draw:textarea-horizontal-align="justify" draw:textarea-vertical-align="middle" draw:auto-grow-height="false" fo:min-height="1.539cm" fo:min-width="4.01cm"/>
      <style:paragraph-properties style:writing-mode="lr-tb"/>
    </style:style>
    <style:style style:name="gr3" style:family="graphic" style:parent-style-name="standard">
      <style:graphic-properties draw:fill-color="#c9211e" draw:opacity="50%" draw:textarea-horizontal-align="justify" draw:textarea-vertical-align="middle" draw:auto-grow-height="false" fo:min-height="1.625cm" fo:min-width="4.009cm"/>
      <style:paragraph-properties style:writing-mode="lr-tb"/>
    </style:style>
    <style:style style:name="gr4" style:family="graphic" style:parent-style-name="standard">
      <style:graphic-properties draw:fill-color="#c9211e" draw:opacity="75%" draw:textarea-horizontal-align="justify" draw:textarea-vertical-align="middle" draw:auto-grow-height="false" fo:min-height="1.76cm" fo:min-width="4.008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626cm" fo:min-width="1.732cm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style:paragraph-properties fo:text-align="center" style:writing-mode="lr-tb"/>
      <style:text-properties style:font-name="Roboto Black"/>
    </style:style>
    <style:style style:name="P3" style:family="paragraph">
      <loext:graphic-properties draw:fill-color="#c9211e" draw:opacity="25%"/>
      <style:paragraph-properties fo:text-align="center" style:writing-mode="lr-tb"/>
      <style:text-properties style:font-name="Roboto Black"/>
    </style:style>
    <style:style style:name="P4" style:family="paragraph">
      <loext:graphic-properties draw:fill-color="#c9211e" draw:opacity="50%"/>
      <style:paragraph-properties fo:text-align="center" style:writing-mode="lr-tb"/>
      <style:text-properties style:font-name="Roboto Black"/>
    </style:style>
    <style:style style:name="P5" style:family="paragraph">
      <loext:graphic-properties draw:fill-color="#c9211e" draw:opacity="75%"/>
      <style:paragraph-properties fo:text-align="center" style:writing-mode="lr-tb"/>
      <style:text-properties style:font-name="Roboto Black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style:font-name="Roboto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714cm" svg:height="6.25cm" svg:x="1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51cm" svg:height="1.789cm" draw:transform="rotate (1.5707963267949) translate (1.889cm 12.358cm)">
            <text:p text:style-name="P2"><text:span text:style-name="T1">Emergen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509cm" svg:height="1.875cm" draw:transform="rotate (1.5707963267949) translate (5.464cm 12.358cm)">
            <text:p text:style-name="P2"><text:span text:style-name="T1">Amplific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508cm" svg:height="2.01cm" draw:transform="rotate (1.5707963267949) translate (8.942cm 12.358cm)">
            <text:p text:style-name="P2"><text:span text:style-name="T1">Exportation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2.55cm" svg:height="1.75cm" svg:x="11.7cm" svg:y="9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10.714cm" svg:height="6.25cm" svg:x="14.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51cm" svg:height="1.789cm" draw:transform="rotate (1.5707963267949) translate (15.189cm 12.358cm)">
            <text:p text:style-name="P2"><text:span text:style-name="T1">Introduc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509cm" svg:height="1.875cm" draw:transform="rotate (1.5707963267949) translate (18.764cm 12.358cm)">
            <text:p text:style-name="P2"><text:span text:style-name="T1">Amplific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508cm" svg:height="2.01cm" draw:transform="rotate (1.5707963267949) translate (22.242cm 12.358cm)">
            <text:p text:style-name="P2"><text:span text:style-name="T1">Export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55cm" svg:height="1.75cm" svg:x="25.001cm" svg:y="9.1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" draw:text-style-name="P1" draw:layer="layout" svg:width="10.714cm" svg:height="6.25cm" svg:x="27.701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51cm" svg:height="1.789cm" draw:transform="rotate (1.5707963267949) translate (28.59cm 12.358cm)">
            <text:p text:style-name="P2"><text:span text:style-name="T1">Introduc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509cm" svg:height="1.875cm" draw:transform="rotate (1.5707963267949) translate (32.165cm 12.358cm)">
            <text:p text:style-name="P2"><text:span text:style-name="T1">Amplific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508cm" svg:height="2.01cm" draw:transform="rotate (1.5707963267949) translate (35.643cm 12.358cm)">
            <text:p text:style-name="P2"><text:span text:style-name="T1">Export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55cm" svg:height="1.75cm" svg:x="38.402cm" svg:y="9.1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n Arino</meta:initial-creator>
    <meta:creation-date>2023-11-08T10:34:51.030772502</meta:creation-date>
    <dc:date>2023-11-16T10:33:31.857374753</dc:date>
    <dc:creator>Julien Arino</dc:creator>
    <meta:editing-duration>PT1H1M48S</meta:editing-duration>
    <meta:editing-cycles>3</meta:editing-cycles>
    <meta:generator>LibreOffice/7.3.7.2$Linux_X86_64 LibreOffice_project/30$Build-2</meta:generator>
    <meta:document-statistic meta:object-count="18"/>
  </office:meta>
</office:document-meta>
</file>